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MvcWebConnectionTests.contextPathDoesNotStartWithSla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MvcWebConnectionTests.contextPathExplic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MvcWebConnectionTests.forwa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MvcWebConnectionTests.contextPath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MvcWebConnectionTests.contextPathEndsWithSla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MvcWebConnectionTests.contextPath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